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paragraph-properties fo:margin-top="0cm" fo:margin-bottom="0cm" style:contextual-spacing="false"/>
    </style:style>
    <style:style style:name="P6" style:family="paragraph" style:parent-style-name="Text_20_body" style:list-style-name="L4"/>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Certificate</text:h>
      <text:p text:style-name="Text_20_body">This is to certify that the project titled <text:span text:style-name="Strong_20_Emphasis">ATM Frontend to Backend Connection</text:span> has been successfully completed and submitted by [Your Name], a student of class 12th, for the fulfillment of the project requirements for the subject <text:span text:style-name="Strong_20_Emphasis">Computer Science</text:span>.</text:p>
      <text:p text:style-name="Text_20_body">The project was carried out under the guidance of [Teacher's Name], and it is a genuine effort made by [Your Name] as per the curriculum.</text:p>
      <text:p text:style-name="Horizontal_20_Line"/>
      <text:h text:style-name="Heading_20_3" text:outline-level="3">Acknowledgement</text:h>
      <text:p text:style-name="Text_20_body">I would like to express my sincere gratitude to my Computer Science teacher, [Teacher's Name], for their continuous support and valuable guidance throughout the completion of this project.</text:p>
      <text:p text:style-name="Text_20_body">I am also thankful to my parents and friends who provided encouragement and assistance during the development of this project. Finally, I would like to acknowledge the resources and platforms that helped me gain knowledge in Python programming and MySQL, which played an essential role in successfully implementing this project.</text:p>
      <text:p text:style-name="Horizontal_20_Line"/>
      <text:h text:style-name="Heading_20_3" text:outline-level="3">Introduction</text:h>
      <text:p text:style-name="Text_20_body">The project titled <text:span text:style-name="Strong_20_Emphasis">ATM Frontend to Backend Connection</text:span> is a demonstration of a basic banking system that mimics the functions of an ATM (Automated Teller Machine). This system allows users to perform essential banking operations, such as creating new accounts, depositing funds, withdrawing money, transferring funds between accounts, and checking their balance.</text:p>
      <text:p text:style-name="Text_20_body">The program is developed using <text:span text:style-name="Strong_20_Emphasis">Python</text:span> for the frontend logic and <text:span text:style-name="Strong_20_Emphasis">MySQL</text:span> for the backend database management. Python's simplicity and MySQL's reliability make this project an effective demonstration of how an ATM connects to a banking system through a database.</text:p>
      <text:p text:style-name="Text_20_body">By implementing such a project, students gain an understanding of how real-world banking software operates, including the use of databases to store and retrieve user information.</text:p>
      <text:p text:style-name="Horizontal_20_Line"/>
      <text:h text:style-name="Heading_20_3" text:outline-level="3">Requirements</text:h>
      <text:p text:style-name="Text_20_body">To successfully run the ATM program, the following hardware and software requirements are needed:</text:p>
      <text:list text:style-name="L1">
        <text:list-item>
          <text:p text:style-name="P1"><text:span text:style-name="Strong_20_Emphasis">Hardware Requirements:</text:span></text:p>
          <text:list>
            <text:list-item>
              <text:p text:style-name="P1">Personal Computer or Laptop</text:p>
            </text:list-item>
            <text:list-item>
              <text:p text:style-name="P1">At least 4 GB of RAM</text:p>
            </text:list-item>
            <text:list-item>
              <text:p text:style-name="P1">Storage space for installing Python and MySQL</text:p>
            </text:list-item>
          </text:list>
        </text:list-item>
        <text:list-item>
          <text:p text:style-name="P1"><text:span text:style-name="Strong_20_Emphasis">Software Requirements:</text:span></text:p>
          <text:list>
            <text:list-item>
              <text:p text:style-name="P1"><text:span text:style-name="Strong_20_Emphasis">Operating System</text:span>: Windows, Linux, or macOS</text:p>
            </text:list-item>
            <text:list-item>
              <text:p text:style-name="P1"><text:span text:style-name="Strong_20_Emphasis">Python (version 3.x)</text:span>: For coding the frontend of the ATM system</text:p>
            </text:list-item>
            <text:list-item>
              <text:p text:style-name="P1"><text:span text:style-name="Strong_20_Emphasis">MySQL</text:span>: For managing the database (user accounts and transactions)</text:p>
            </text:list-item>
            <text:list-item>
              <text:p text:style-name="P1"><text:span text:style-name="Strong_20_Emphasis">Python Libraries</text:span>:</text:p>
              <text:list>
                <text:list-item>
                  <text:p text:style-name="P1"><text:soft-page-break/><text:span text:style-name="Source_20_Text">mysql.connector</text:span>: To establish a connection between Python and MySQL</text:p>
                </text:list-item>
                <text:list-item>
                  <text:p text:style-name="P2"><text:span text:style-name="Source_20_Text">tkinter</text:span> (optional): For building a graphical user interface (if applicable)</text:p>
                </text:list-item>
              </text:list>
            </text:list-item>
          </text:list>
        </text:list-item>
      </text:list>
      <text:p text:style-name="Horizontal_20_Line"/>
      <text:h text:style-name="Heading_20_3" text:outline-level="3">Modules Used</text:h>
      <text:p text:style-name="Text_20_body">The ATM project utilizes several Python modules and MySQL components to perform its operations. The key modules used in this project include:</text:p>
      <text:list text:style-name="L2">
        <text:list-item>
          <text:p text:style-name="P3"><text:span text:style-name="Strong_20_Emphasis">mysql.connector</text:span>: This module is essential for establishing a connection between the Python program (frontend) and the MySQL database (backend). It allows Python to execute SQL commands such as creating tables, inserting records, and performing transactions in the database.</text:p>
        </text:list-item>
        <text:list-item>
          <text:p text:style-name="P3"><text:span text:style-name="Strong_20_Emphasis">tkinter</text:span> (optional): If a graphical user interface (GUI) is implemented, <text:span text:style-name="Source_20_Text">tkinter</text:span> is used to create buttons, labels, and input fields for the user to interact with. This makes the program more user-friendly by providing a visual representation of the ATM system.</text:p>
        </text:list-item>
        <text:list-item>
          <text:p text:style-name="P3"><text:span text:style-name="Strong_20_Emphasis">os</text:span>: The <text:span text:style-name="Source_20_Text">os</text:span> module can be used for system-related tasks, such as clearing the console screen after each transaction or navigating file directories.</text:p>
        </text:list-item>
        <text:list-item>
          <text:p text:style-name="P3"><text:span text:style-name="Strong_20_Emphasis">hashlib</text:span>: This module is utilized to encrypt sensitive information, such as passwords, ensuring that user data remains secure in the database.</text:p>
        </text:list-item>
      </text:list>
      <text:p text:style-name="Horizontal_20_Line"/>
      <text:h text:style-name="Heading_20_3" text:outline-level="3">Limitations</text:h>
      <text:p text:style-name="Text_20_body">While the ATM Frontend to Backend Connection project covers most essential banking functions, there are a few limitations:</text:p>
      <text:list text:style-name="L3">
        <text:list-item>
          <text:p text:style-name="P4"><text:span text:style-name="Strong_20_Emphasis">No real-time transactions</text:span>: Since this is a simulation, the system does not connect to real-world banks or financial institutions. The data is restricted to the local machine or database.</text:p>
        </text:list-item>
        <text:list-item>
          <text:p text:style-name="P4"><text:span text:style-name="Strong_20_Emphasis">Basic security</text:span>: Although basic password encryption is implemented, the project lacks advanced security features, such as two-factor authentication (2FA) or advanced encryption protocols, which are essential in real-world banking systems.</text:p>
        </text:list-item>
        <text:list-item>
          <text:p text:style-name="P4"><text:span text:style-name="Strong_20_Emphasis">Single-user environment</text:span>: The system is designed for educational purposes and is best suited for a single-user or small-scale multi-user environment. Scalability for hundreds or thousands of users would require additional modifications.</text:p>
        </text:list-item>
        <text:list-item>
          <text:p text:style-name="P4"><text:span text:style-name="Strong_20_Emphasis">Limited GUI (if applicable)</text:span>: If using <text:span text:style-name="Source_20_Text">tkinter</text:span>, the graphical interface is simple and may not offer the same level of user experience as a commercial ATM system.</text:p>
        </text:list-item>
      </text:list>
      <text:p text:style-name="Horizontal_20_Line"/>
      <text:h text:style-name="Heading_20_3" text:outline-level="3">Bibliography</text:h>
      <text:list text:style-name="L4">
        <text:list-item>
          <text:p text:style-name="P5">Python Documentation: <text:a xlink:type="simple" xlink:href="https://docs.python.org/3/" office:target-frame-name="_new" xlink:show="replace" text:style-name="Internet_20_link" text:visited-style-name="Visited_20_Internet_20_Link">https://docs.python.org/3/</text:a></text:p>
        </text:list-item>
        <text:list-item>
          <text:p text:style-name="P5">MySQL Documentation: <text:a xlink:type="simple" xlink:href="https://dev.mysql.com/doc/" office:target-frame-name="_new" xlink:show="replace" text:style-name="Internet_20_link" text:visited-style-name="Visited_20_Internet_20_Link">https://dev.mysql.com/doc/</text:a></text:p>
        </text:list-item>
        <text:list-item>
          <text:p text:style-name="P5">Tkinter Tutorial: <text:a xlink:type="simple" xlink:href="https://docs.python.org/3/library/tkinter.html" office:target-frame-name="_new" xlink:show="replace" text:style-name="Internet_20_link" text:visited-style-name="Visited_20_Internet_20_Link">https://docs.python.org/3/library/tkinter.html</text:a></text:p>
        </text:list-item>
        <text:list-item>
          <text:p text:style-name="P6"><text:soft-page-break/>W3Schools MySQL Tutorial: https://www.w3schools.com/sql/</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4T00:41:30.238000000</meta:creation-date>
    <dc:date>2024-10-04T00:43:31.573000000</dc:date>
    <meta:editing-duration>PT2M1S</meta:editing-duration>
    <meta:editing-cycles>1</meta:editing-cycles>
    <meta:document-statistic meta:table-count="0" meta:image-count="0" meta:object-count="0" meta:page-count="3" meta:paragraph-count="40" meta:word-count="666" meta:character-count="4495" meta:non-whitespace-character-count="3892"/>
    <meta:generator>LibreOffice/24.8.2.1$Windows_X86_64 LibreOffice_project/0f794b6e29741098670a3b95d60478a65d05ef13</meta:generator>
  </office:meta>
</office:document-meta>
</file>